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0000000161E32CFE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Gradient_20_1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99ff"/>
    </style:style>
    <style:style style:name="P3" style:family="paragraph">
      <style:paragraph-properties fo:text-align="center"/>
      <style:text-properties fo:color="#0099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99f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003cm" svg:x="2.985cm" svg:y="3.389cm">
          <draw:image xlink:href="Pictures/100000000000030000000161E32CFEC0.png" xlink:type="simple" xlink:show="embed" xlink:actuate="onLoad">
            <text:p/>
          </draw:image>
        </draw:frame>
        <draw:circle draw:style-name="gr2" draw:text-style-name="P3" draw:layer="layout" svg:width="2.852cm" svg:height="2.852cm" svg:x="5.884cm" svg:y="14.434cm">
          <text:p text:style-name="P2"><text:span text:style-name="T1">H</text:span></text:p>
        </draw:circle>
      </draw:page>
      <draw:page draw:name="page2" draw:style-name="dp1" draw:master-page-name="Default">
        <draw:frame draw:style-name="gr1" draw:text-style-name="P1" draw:layer="layout" svg:width="19.589cm" svg:height="9.003cm" svg:x="2.986cm" svg:y="3.39cm">
          <draw:image xlink:href="Pictures/100000000000030000000161E32CFE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radial" draw:cx="30%" draw:cy="30%" draw:start-color="#000000" draw:end-color="#0099ff" draw:start-intensity="100%" draw:end-intensity="100%" draw:border="20%"/>
    <draw:gradient draw:name="Gradient_20_11" draw:display-name="Gradient 11" draw:style="radial" draw:cx="30%" draw:cy="30%" draw:start-color="#000080" draw:end-color="#0099ff" draw:start-intensity="100%" draw:end-intensity="100%" draw:border="20%"/>
    <draw:gradient draw:name="Gradient_20_12" draw:display-name="Gradient 12" draw:style="radial" draw:cx="30%" draw:cy="30%" draw:start-color="#000080" draw:end-color="#0047ff" draw:start-intensity="100%" draw:end-intensity="100%" draw:border="20%"/>
    <draw:gradient draw:name="Gradient_20_7" draw:display-name="Gradient 7" draw:style="radial" draw:cx="30%" draw:cy="30%" draw:start-color="#280099" draw:end-color="#c0c0c0" draw:start-intensity="100%" draw:end-intensity="100%" draw:border="20%"/>
    <draw:gradient draw:name="Gradient_20_8" draw:display-name="Gradient 8" draw:style="radial" draw:cx="30%" draw:cy="30%" draw:start-color="#000080" draw:end-color="#c0c0c0" draw:start-intensity="100%" draw:end-intensity="100%" draw:border="20%"/>
    <draw:gradient draw:name="Gradient_20_9" draw:display-name="Gradient 9" draw:style="radial" draw:cx="30%" draw:cy="30%" draw:start-color="#000080" draw:end-color="#808080" draw:start-intensity="100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Schroeder</meta:initial-creator>
    <meta:creation-date>2012-07-06T18:03:39</meta:creation-date>
    <dc:date>2012-07-06T18:12:30</dc:date>
    <dc:creator>Matthias Schroeder</dc:creator>
    <meta:editing-duration>PT00H08M52S</meta:editing-duration>
    <meta:editing-cycles>2</meta:editing-cycles>
    <meta:generator>OpenOffice.org/3.2$Unix OpenOffice.org_project/320m12$Build-9483</meta:generator>
    <meta:document-statistic meta:object-count="3"/>
  </office:meta>
</office:document-meta>
</file>